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draw:fill="solid" draw:fill-color="#23ff23" draw:opacity="50%" draw:auto-grow-height="true" fo:min-height="1.743cm" draw:shadow-opacity="50%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end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font-size="18pt" style:font-size-asian="18pt" style:font-size-complex="18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0.5cm" svg:height="1.743cm" svg:x="3.5cm" svg:y="1.5cm" presentation:class="title" presentation:user-transformed="true">
          <draw:text-box>
            <text:p><text:span text:style-name="T1">MultiWii 1pre7 Stick Configuration</text:span><text:line-break/><text:span text:style-name="T2">Mode 2</text:span></text:p>
          </draw:text-box>
        </draw:frame>
        <draw:frame draw:style-name="gr1" draw:text-style-name="P1" draw:layer="layout" svg:width="6.8cm" svg:height="16.429cm" svg:x="3cm" svg:y="3.5cm">
          <draw:text-box>
            <text:p text:style-name="P1"><text:span text:style-name="T3">Motor Arm</text:span></text:p>
            <text:p text:style-name="P1"><text:span text:style-name="T3"/></text:p>
            <text:p text:style-name="P1"><text:span text:style-name="T3"/></text:p>
            <text:p text:style-name="P1"><text:span text:style-name="T3"><text:tab/></text:span></text:p>
            <text:p text:style-name="P1"><text:span text:style-name="T3">Motor Arm on TRI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Motor Disarm</text:span></text:p>
            <text:p text:style-name="P1"><text:span text:style-name="T3"/></text:p>
            <text:p text:style-name="P1"><text:span text:style-name="T3"/></text:p>
            <text:p text:style-name="P1"><text:span text:style-name="T3">Motor Disarm on TRI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Calibration Acro Gyro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Calibration Stable ACC</text:span></text:p>
            <text:p text:style-name="P1"><text:span text:style-name="T3">(disarm Motor first)</text:span></text:p>
            <text:p text:style-name="P1"><text:span text:style-name="T3"/></text:p>
            <text:p text:style-name="P1"><text:span text:style-name="T3">Trim ACC</text:span></text:p>
            <text:p text:style-name="P1"><text:span text:style-name="T4">(move right stick from center and back for each click – LED blinks once per click)</text:span></text:p>
          </draw:text-box>
        </draw:frame>
        <draw:g>
          <draw:custom-shape draw:style-name="gr2" draw:text-style-name="P2" draw:layer="layout" svg:width="1.29cm" svg:height="1.288cm" draw:transform="rotate (-1.57079632679579) translate (13.388cm 3.5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22cm" svg:height="0.323cm" svg:x="12.585cm" svg:y="3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288cm" svg:height="1.29cm" svg:x="12.1cm" svg:y="5.9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2.64cm 6.6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0.428cm" svg:y="3.51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0.968cm 4.27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9cm" svg:height="1.288cm" draw:transform="rotate (-1.57079632679579) translate (13.36cm 8.1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22cm" svg:height="0.323cm" svg:x="12.557cm" svg:y="8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288cm" svg:height="1.29cm" svg:x="10.42cm" svg:y="8.1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0.324cm 8.8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2.072cm" svg:y="10.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1.976cm 11.3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0.42cm" svg:y="1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0.324cm 13.7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2.1cm" svg:y="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svg:x="12.579cm" svg:y="13.5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2.1cm" svg:y="15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svg:x="12.579cm" svg:y="15.8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0.42cm" svg:y="15.3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5cm" draw:transform="skewX (0.00453785605518436) rotate (0.7853981633973) translate (10.323cm 15.437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2" draw:layer="layout" svg:x1="14.62cm" svg:y1="1.4cm" svg:x2="14.62cm" svg:y2="19.7cm">
          <text:p/>
        </draw:line>
        <draw:frame draw:style-name="gr1" draw:text-style-name="P3" draw:layer="layout" svg:width="6.5cm" svg:height="11.627cm" svg:x="14.2cm" svg:y="3.501cm">
          <draw:text-box>
            <text:p text:style-name="P3"><text:span text:style-name="T1"><text:s/></text:span><text:span text:style-name="T1">Enter</text:span></text:p>
            <text:p text:style-name="P3"><text:span text:style-name="T1">(disarm Motor first)</text:span></text:p>
            <text:p text:style-name="P3"><text:span text:style-name="T1"/></text:p>
            <text:p text:style-name="P3"><text:span text:style-name="T1"/></text:p>
            <text:p text:style-name="P3"><text:span text:style-name="T5">Select Param</text:span></text:p>
            <text:p text:style-name="P3"><text:span text:style-name="T5"/></text:p>
            <text:p text:style-name="P3"><text:span text:style-name="T5"/></text:p>
            <text:p text:style-name="P3"><text:span text:style-name="T5">Change Value</text:span></text:p>
            <text:p text:style-name="P3"><text:span text:style-name="T1"/></text:p>
            <text:p text:style-name="P3"><text:span text:style-name="T1"/></text:p>
            <text:p text:style-name="P3"><text:span text:style-name="T1">Save and Exit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.</text:span></text:p>
          </draw:text-box>
        </draw:frame>
        <draw:g>
          <draw:custom-shape draw:style-name="gr2" draw:text-style-name="P2" draw:layer="layout" svg:width="1.288cm" svg:height="1.29cm" svg:x="21.296cm" svg:y="3.5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21.836cm 4.2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10.401cm" svg:y="17.6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6cm" svg:x="10.881cm" svg:y="17.4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12.085cm" svg:y="17.6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2" draw:layer="layout" svg:width="0.313cm" svg:height="0.876cm" svg:x="12.577cm" svg:y="17.3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2" draw:layer="layout" svg:width="0.313cm" svg:height="0.876cm" svg:x="12.578cm" svg:y="18.2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2" draw:layer="layout" svg:width="0.313cm" svg:height="0.876cm" draw:transform="rotate (-1.57079632679579) translate (12.724cm 18.097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2" draw:layer="layout" svg:width="0.313cm" svg:height="0.876cm" draw:transform="rotate (1.5707963267946) translate (12.752cm 18.4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2" draw:layer="layout" svg:width="1.289cm" svg:height="1.29cm" svg:x="23.011cm" svg:y="3.5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6cm" svg:x="23.491cm" svg:y="3.3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22.985cm" svg:y="5.9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0.313cm" svg:height="0.876cm" svg:x="23.477cm" svg:y="5.6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0.313cm" svg:height="0.876cm" svg:x="23.478cm" svg:y="6.5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22.985cm" svg:y="8.3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0.313cm" svg:height="0.876cm" draw:transform="rotate (-1.57079632679579) translate (23.624cm 8.799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0.313cm" svg:height="0.876cm" draw:transform="rotate (1.5707963267946) translate (23.652cm 9.1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22.987cm" svg:y="10.6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6cm" svg:x="23.467cm" svg:y="10.4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21.292cm" svg:y="10.6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21.196cm 11.3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4" draw:layer="layout" svg:width="6.158cm" svg:height="1.911cm" svg:x="14.735cm" svg:y="17.9cm">
          <draw:text-box>
            <text:p><text:span text:style-name="T6">Document <text:s/>2011-03-03</text:span></text:p>
            <text:p><text:span text:style-name="T6">Version 0.577</text:span></text:p>
            <text:p><text:span text:style-name="T6">(lookup Euler-Macheorni constant)</text:span></text:p>
            <text:p><text:span text:style-name="T6">A Product made by Hamburger</text:span></text:p>
          </draw:text-box>
        </draw:frame>
        <draw:frame draw:style-name="gr6" draw:text-style-name="P5" draw:layer="layout" svg:width="9.062cm" svg:height="3.068cm" svg:x="14.735cm" svg:y="14.221cm">
          <draw:text-box>
            <text:p><text:span text:style-name="T7">This work is licensed under the </text:span></text:p>
            <text:p><text:span text:style-name="T7"/></text:p>
            <text:p><text:span text:style-name="T7">Creative Commons Attribution-NonCommercial-ShareAlike 3.0 </text:span></text:p>
            <text:p><text:span text:style-name="T7">Unported License. </text:span></text:p>
            <text:p><text:span text:style-name="T7"/></text:p>
            <text:p><text:span text:style-name="T7">To view a copy of this license, visit </text:span></text:p>
            <text:p><text:span text:style-name="T7">http://creativecommons.org/licenses/by-nc-sa/3.0/ or send a letter to </text:span></text:p>
            <text:p><text:span text:style-name="T7">Creative Commons, 171 Second Street, Suite 300, </text:span></text:p>
            <text:p><text:span text:style-name="T7">San Francisco, California, 94105, USA.</text:span></text:p>
          </draw:text-box>
        </draw:frame>
        <draw:custom-shape draw:style-name="gr7" draw:text-style-name="P2" draw:layer="layout" svg:width="0.5cm" svg:height="0.5cm" svg:x="12.5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cm" svg:height="0.5cm" svg:x="12.47cm" svg:y="8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" draw:text-style-name="P2" draw:layer="layout" svg:width="1.288cm" svg:height="1.29cm" svg:x="10.427cm" svg:y="5.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314cm" svg:height="0.875cm" svg:x="10.906cm" svg:y="6.50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2" draw:layer="layout" svg:width="0.5cm" svg:height="1cm" svg:x="10.809cm" svg:y="6.4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2" draw:layer="layout" svg:width="1.288cm" svg:height="1.29cm" svg:x="10.427cm" svg:y="10.6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314cm" svg:height="0.875cm" svg:x="10.906cm" svg:y="11.18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2" draw:layer="layout" svg:width="0.5cm" svg:height="1cm" svg:x="10.809cm" svg:y="11.13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2" draw:layer="layout" svg:width="1.288cm" svg:height="1.29cm" svg:x="21.281cm" svg:y="8.3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314cm" svg:height="0.875cm" svg:x="21.76cm" svg:y="8.8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2" draw:layer="layout" svg:width="0.5cm" svg:height="1cm" svg:x="21.663cm" svg:y="8.8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2" draw:layer="layout" svg:width="1.288cm" svg:height="1.29cm" svg:x="21.281cm" svg:y="5.9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314cm" svg:height="0.875cm" svg:x="21.76cm" svg:y="6.4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2" draw:layer="layout" svg:width="0.5cm" svg:height="1cm" svg:x="21.663cm" svg:y="6.4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1" draw:text-style-name="P6" draw:layer="layout" svg:width="10.5cm" svg:height="1.743cm" svg:x="15.2cm" svg:y="1.501cm" presentation:class="title" presentation:user-transformed="true">
          <draw:text-box>
            <text:p text:style-name="P6"><text:span text:style-name="T1">LCD – Configuration Mo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2" draw:text-style-name="P2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5cm" draw:transform="skewX (0.0012217304763957) rotate (0.7853981633973) translate (16.66cm 12.537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8.12cm" svg:y="12.4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8.66cm 13.1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3cm" svg:height="0.875cm" draw:transform="skewX (0.00453785605518436) rotate (0.7853981633973) translate (13.995cm 12.537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14cm" svg:height="0.875cm" draw:transform="skewX (0.00122173047639579) rotate (0.7853981633973) translate (11.996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2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2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2" draw:layer="layout" svg:width="0.313cm" svg:height="0.876cm" draw:transform="rotate (-1.57079632679579) translate (10.424cm 11.497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2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2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" draw:text-style-name="P2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2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2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39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OpenOffice.org/3.2$Unix OpenOffice.org_project/320m18$Build-9502</meta:generator>
    <meta:print-date>2011-03-04T09:35:05</meta:print-date>
    <meta:document-statistic meta:object-count="158"/>
  </office:meta>
</office:document-meta>
</file>